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DIN Medium" svg:font-family="'DIN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IN Medium" fo:font-size="10pt" style:font-size-asian="10pt" style:font-size-complex="10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size-asian="10pt" style:font-size-complex="10pt"/>
    </style:style>
    <style:style style:name="P4" style:family="paragraph" style:parent-style-name="Standard" style:master-page-name="MP0">
      <style:paragraph-properties style:page-number="auto" fo:break-before="page"/>
      <style:text-properties fo:color="#000000" style:font-name="DIN Medium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fo:color="#009933" style:font-name="Courier New" fo:font-size="10pt" style:font-size-asian="10pt" style:font-size-complex="10pt"/>
    </style:style>
    <style:style style:name="P6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margin-left="1.245cm" fo:margin-right="0cm" fo:text-indent="0cm" style:auto-text-indent="false"/>
      <style:text-properties style:font-name="DIN Medium" fo:font-size="10pt" style:font-size-asian="10pt" style:font-size-complex="10pt"/>
    </style:style>
    <style:style style:name="P8" style:family="paragraph" style:parent-style-name="Standard">
      <style:text-properties style:font-name="Courier New" fo:font-size="10pt" style:font-size-asian="10pt" style:font-size-complex="10pt"/>
    </style:style>
    <style:style style:name="P9" style:family="paragraph" style:parent-style-name="Standard">
      <style:text-properties style:font-name="DIN Medium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Courier New" fo:font-size="10pt" style:font-size-asian="10pt" style:font-size-complex="10pt"/>
    </style:style>
    <style:style style:name="P12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2.491cm" fo:margin-right="0cm" fo:text-indent="0cm" style:auto-text-indent="fals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margin-left="2.491cm" fo:margin-right="0cm" fo:text-indent="0cm" style:auto-text-indent="false"/>
      <style:text-properties fo:color="#007826" style:font-name="Courier New" fo:font-size="10pt" style:font-size-asian="10pt" style:font-size-complex="10pt"/>
    </style:style>
    <style:style style:name="P15" style:family="paragraph" style:parent-style-name="Standard">
      <style:paragraph-properties fo:margin-left="-1.245cm" fo:margin-right="0cm" fo:text-indent="0cm" style:auto-text-indent="false"/>
      <style:text-properties fo:color="#009933" style:font-name="Courier New" fo:font-size="10pt" style:font-size-asian="10pt" style:font-size-complex="10pt"/>
    </style:style>
    <style:style style:name="P16" style:family="paragraph" style:parent-style-name="Standard">
      <style:paragraph-properties fo:margin-left="-1.245cm" fo:margin-right="0cm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IN Medium"/>
    </style:style>
    <style:style style:name="T3" style:family="text">
      <style:text-properties style:font-name="Courier New"/>
    </style:style>
    <style:style style:name="T4" style:family="text">
      <style:text-properties fo:color="#007826"/>
    </style:style>
    <style:style style:name="T5" style:family="text">
      <style:text-properties fo:color="#007826"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udienarbeit – Urlaubshotelverwaltung</text:p>
      <text:p text:style-name="P1">Stefanie Lehmann, Elizabeth Pich</text:p>
      <text:p text:style-name="P1"/>
      <text:p text:style-name="P2"><text:span text:style-name="T1">7.4. </text:span>Map Reduce </text:p>
      <text:p text:style-name="P2"/>
      <text:p text:style-name="P2">Zu Beispiel 3: Die Buchhaltung moechte die Summe der nichtbezahlten Gaesteposten pro Hotel, von Gaesten die in den naechsten 2 Tagen abreisen, falls sie 999.99 € ueberschreiten, </text:p>
      <text:p text:style-name="P2">um eventuelle Risiken zu analysieren. Wir benoetigen zwei mapReduce Jobs, den ersten fuer den Join, den zweiten fuer die Gruppierung. </text:p>
      <text:p text:style-name="P2"/>
      <text:p text:style-name="P2">7.4.1. erster mapReduce Job</text:p>
      <text:p text:style-name="P8"/>
      <text:p text:style-name="P10">map(record){</text:p>
      <text:p text:style-name="P3">if (record = [UnbezahlteReservierungView]){</text:p>
      <text:p text:style-name="P14">/* Wir fuegen Reservierungsnummer zum Value dazu, um Korrektheit</text:p>
      <text:p text:style-name="P14">bei einer eventuellen Mengensemantik zu garantieren und um Tupel <text:line-break/>des Joins zu identifizieren */</text:p>
      <text:p text:style-name="P13">emit (Kunde, (Gesamtbetrag-bereitsBezahlt));</text:p>
      <text:p text:style-name="P3">}</text:p>
      <text:p text:style-name="P5"/>
      <text:p text:style-name="P3">if(record =[Reservierungen]){</text:p>
      <text:p text:style-name="P3"><text:tab/>emit (reserviertVonKunde, gehoertZuHotel,Abreise));<text:tab/></text:p>
      <text:p text:style-name="P3">}</text:p>
      <text:p text:style-name="P10">}</text:p>
      <text:p text:style-name="P7"/>
      <text:p text:style-name="P15"><text:tab/><text:span text:style-name="T4">/* Bei einer reduce Funktion landen alle Tupel von gleichem Kunden.*/</text:span></text:p>
      <text:p text:style-name="P16"><text:tab/>reduce(key, set of values){ </text:p>
      <text:p text:style-name="P16"><text:tab/><text:tab/><text:span text:style-name="T4">/* Gebe nur die bald abreisenden Kunden aus */</text:span></text:p>
      <text:p text:style-name="P16"><text:tab/><text:tab/>if (Abreise – current_date &lt;= 2) {<text:tab/><text:line-break/><text:tab/><text:tab/><text:tab/>emit(Kunde,gehoertZuHotel,BetragNochOffen) </text:p>
      <text:p text:style-name="P16"><text:tab/><text:tab/>}</text:p>
      <text:p text:style-name="P16"><text:tab/>} </text:p>
      <text:p text:style-name="P16"/>
      <text:p text:style-name="P16"><text:span text:style-name="T2"/></text:p>
      <text:p text:style-name="P10"><text:span text:style-name="T2">7.4.2. zweiter mapReduce Job</text:span></text:p>
      <text:p text:style-name="P10"><text:span text:style-name="T2"><text:line-break/></text:span><text:span text:style-name="T5">/* Hier sollen alle Tupel des letzen Jobs landen */</text:span></text:p>
      <text:p text:style-name="P10">map(record){<text:tab/></text:p>
      <text:p text:style-name="P10"><text:tab/></text:p>
      <text:p text:style-name="P10"><text:tab/>emit (gehoertZuHotel, BetragNochOffen)</text:p>
      <text:p text:style-name="P10">}</text:p>
      <text:p text:style-name="P15"><text:span text:style-name="T4"><text:tab/>/* Values sind in diesem Fall alle Tupel von gleichem Kunden.</text:span></text:p>
      <text:p text:style-name="P16"><text:tab/>reduce(<text:span text:style-name="T3">gehoertZuHotel</text:span>, set of <text:span text:style-name="T3">BetragNochOffen</text:span>){</text:p>
      <text:p text:style-name="P16"><text:tab/><text:tab/></text:p>
      <text:p text:style-name="P16"><text:tab/><text:tab/>money Summe;</text:p>
      <text:p text:style-name="P12"><text:tab/>for (set of <text:span text:style-name="T3">BetragNochOffen</text:span>){</text:p>
      <text:p text:style-name="P10"><text:tab/><text:tab/>Summe = <text:s/><text:span text:style-name="T3">Summe + <text:s/>BetragNochOffen;</text:span></text:p>
      <text:p text:style-name="P10"><text:tab/>}</text:p>
      <text:p text:style-name="P16"><text:tab/><text:tab/>if (Summe &gt; 999,99){</text:p>
      <text:p text:style-name="P16"><text:tab/><text:tab/><text:tab/>emit (gehoerZuHotel, Summe);</text:p>
      <text:p text:style-name="P16"><text:tab/><text:tab/>}</text:p>
      <text:p text:style-name="P16"><text:tab/>}</text:p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DIN Medium" svg:font-family="'DIN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23S</meta:editing-duration>
    <meta:editing-cycles>323</meta:editing-cycles>
    <meta:generator>OpenOffice/4.0.1$Win32 OpenOffice.org_project/401m5$Build-9714</meta:generator>
    <dc:date>2014-08-27T19:31:59.73</dc:date>
    <dc:creator>Elli </dc:creator>
    <meta:document-statistic meta:table-count="0" meta:image-count="0" meta:object-count="0" meta:page-count="1" meta:paragraph-count="39" meta:word-count="189" meta:character-count="1392"/>
    <meta:user-defined meta:name="Info 1"/>
    <meta:user-defined meta:name="Info 2"/>
    <meta:user-defined meta:name="Info 3"/>
    <meta:user-defined meta:name="Info 4"/>
  </office:meta>
</office:document-meta>
</file>